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 Nazanin" svg:font-family="'B Nazanin'" style:font-pitch="variable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F" svg:font-family=""/>
    <style:font-face style:name="IRZar" svg:font-family="IRZar" style:font-pitch="variable"/>
    <style:font-face style:name="Latin Modern Math" svg:font-family="'Latin Modern Math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3215in" table:align="center" style:writing-mode="rl-tb"/>
    </style:style>
    <style:style style:name="Table1.A" style:family="table-column">
      <style:table-column-properties style:column-width="2.075in"/>
    </style:style>
    <style:style style:name="Table1.B" style:family="table-column">
      <style:table-column-properties style:column-width="1.4153in"/>
    </style:style>
    <style:style style:name="Table1.D" style:family="table-column">
      <style:table-column-properties style:column-width="1.41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rl-tb"/>
    </style:style>
    <style:style style:name="Table2" style:family="table">
      <style:table-properties style:width="6.3146in" table:align="right" style:writing-mode="rl-tb"/>
    </style:style>
    <style:style style:name="Table2.A" style:family="table-column">
      <style:table-column-properties style:column-width="0.466in"/>
    </style:style>
    <style:style style:name="Table2.B" style:family="table-column">
      <style:table-column-properties style:column-width="1.4132in"/>
    </style:style>
    <style:style style:name="Table2.C" style:family="table-column">
      <style:table-column-properties style:column-width="0.7847in"/>
    </style:style>
    <style:style style:name="Table2.D" style:family="table-column">
      <style:table-column-properties style:column-width="0.9924in"/>
    </style:style>
    <style:style style:name="Table2.E" style:family="table-column">
      <style:table-column-properties style:column-width="1.1118in"/>
    </style:style>
    <style:style style:name="Table2.F" style:family="table-column">
      <style:table-column-properties style:column-width="1.546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0.5pt solid #000000" style:writing-mode="rl-tb"/>
    </style:style>
    <style:style style:name="Table3" style:family="table">
      <style:table-properties style:width="6.6014in" table:align="right" style:writing-mode="rl-tb"/>
    </style:style>
    <style:style style:name="Table3.A" style:family="table-column">
      <style:table-column-properties style:column-width="0.466in"/>
    </style:style>
    <style:style style:name="Table3.B" style:family="table-column">
      <style:table-column-properties style:column-width="2.2965in"/>
    </style:style>
    <style:style style:name="Table3.C" style:family="table-column">
      <style:table-column-properties style:column-width="1.2792in"/>
    </style:style>
    <style:style style:name="Table3.D" style:family="table-column">
      <style:table-column-properties style:column-width="1.3785in"/>
    </style:style>
    <style:style style:name="Table3.E" style:family="table-column">
      <style:table-column-properties style:column-width="1.1813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0.5pt solid #000000" style:writing-mode="rl-tb"/>
    </style:style>
    <style:style style:name="Table4" style:family="table">
      <style:table-properties style:width="6.6014in" table:align="right" style:writing-mode="rl-tb"/>
    </style:style>
    <style:style style:name="Table4.A" style:family="table-column">
      <style:table-column-properties style:column-width="0.466in"/>
    </style:style>
    <style:style style:name="Table4.B" style:family="table-column">
      <style:table-column-properties style:column-width="1.4181in"/>
    </style:style>
    <style:style style:name="Table4.C" style:family="table-column">
      <style:table-column-properties style:column-width="1.3535in"/>
    </style:style>
    <style:style style:name="Table4.D" style:family="table-column">
      <style:table-column-properties style:column-width="1.2375in"/>
    </style:style>
    <style:style style:name="Table4.E" style:family="table-column">
      <style:table-column-properties style:column-width="0.7486in"/>
    </style:style>
    <style:style style:name="Table4.F" style:family="table-column">
      <style:table-column-properties style:column-width="1.3778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="0.5pt solid #000000" style:writing-mode="rl-tb"/>
    </style:style>
    <style:style style:name="Table5" style:family="table">
      <style:table-properties style:width="6.6014in" table:align="right" style:writing-mode="rl-tb"/>
    </style:style>
    <style:style style:name="Table5.A" style:family="table-column">
      <style:table-column-properties style:column-width="0.466in"/>
    </style:style>
    <style:style style:name="Table5.B" style:family="table-column">
      <style:table-column-properties style:column-width="2.1875in"/>
    </style:style>
    <style:style style:name="Table5.C" style:family="table-column">
      <style:table-column-properties style:column-width="1.5944in"/>
    </style:style>
    <style:style style:name="Table5.D" style:family="table-column">
      <style:table-column-properties style:column-width="1.1604in"/>
    </style:style>
    <style:style style:name="Table5.E" style:family="table-column">
      <style:table-column-properties style:column-width="1.1931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0.5pt solid #000000" style:writing-mode="rl-tb"/>
    </style:style>
    <style:style style:name="Table6" style:family="table">
      <style:table-properties style:width="6.6014in" table:align="right" style:writing-mode="rl-tb"/>
    </style:style>
    <style:style style:name="Table6.A" style:family="table-column">
      <style:table-column-properties style:column-width="0.466in"/>
    </style:style>
    <style:style style:name="Table6.B" style:family="table-column">
      <style:table-column-properties style:column-width="1.3688in"/>
    </style:style>
    <style:style style:name="Table6.C" style:family="table-column">
      <style:table-column-properties style:column-width="0.909in"/>
    </style:style>
    <style:style style:name="Table6.D" style:family="table-column">
      <style:table-column-properties style:column-width="0.9049in"/>
    </style:style>
    <style:style style:name="Table6.E" style:family="table-column">
      <style:table-column-properties style:column-width="1.1806in"/>
    </style:style>
    <style:style style:name="Table6.F" style:family="table-column">
      <style:table-column-properties style:column-width="0.8861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0.5pt solid #000000" style:writing-mode="rl-tb"/>
    </style:style>
    <style:style style:name="Table7" style:family="table">
      <style:table-properties style:width="6.3257in" table:align="right" style:writing-mode="rl-tb"/>
    </style:style>
    <style:style style:name="Table7.A" style:family="table-column">
      <style:table-column-properties style:column-width="0.466in"/>
    </style:style>
    <style:style style:name="Table7.B" style:family="table-column">
      <style:table-column-properties style:column-width="3.7556in"/>
    </style:style>
    <style:style style:name="Table7.C" style:family="table-column">
      <style:table-column-properties style:column-width="2.1042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-left="0.075in" fo:padding-right="0.075in" fo:padding-top="0in" fo:padding-bottom="0in" fo:border="0.5pt solid #000000" style:writing-mode="rl-tb"/>
    </style:style>
    <style:style style:name="P1" style:family="paragraph" style:parent-style-name="Standard" style:list-style-name="" style:master-page-name="">
      <loext:graphic-properties draw:fill="none"/>
      <style:paragraph-properties fo:margin-left="-0.3752in" fo:margin-right="0in" fo:text-align="center" style:justify-single-word="false" fo:orphans="2" fo:widows="2" fo:text-indent="0in" style:auto-text-indent="false" style:page-number="auto" fo:background-color="transparent" style:writing-mode="rl-tb"/>
      <style:text-properties fo:font-size="13pt" fo:font-weight="bold" style:font-size-asian="13pt" style:font-weight-asian="bold" style:font-name-complex="IRZar" style:font-size-complex="13pt" style:language-complex="fa" style:country-complex="IR" style:font-weight-complex="bold"/>
    </style:style>
    <style:style style:name="P2" style:family="paragraph" style:parent-style-name="Standard">
      <style:paragraph-properties fo:margin-left="0in" fo:margin-right="0in" fo:text-align="center" style:justify-single-word="false" fo:text-indent="0in" style:auto-text-indent="false" style:writing-mode="rl-tb"/>
      <style:text-properties fo:font-size="13pt" fo:font-weight="bold" style:font-size-asian="13pt" style:font-weight-asian="bold" style:font-name-complex="IRZar" style:font-size-complex="13pt" style:language-complex="fa" style:country-complex="IR" style:font-weight-complex="bold"/>
    </style:style>
    <style:style style:name="P3" style:family="paragraph" style:parent-style-name="Standard">
      <style:paragraph-properties fo:margin-left="0in" fo:margin-right="0in" fo:text-align="justify" style:justify-single-word="false" fo:text-indent="0in" style:auto-text-indent="false" style:writing-mode="rl-tb"/>
      <style:text-properties fo:font-size="13pt" fo:font-weight="bold" style:font-size-asian="13pt" style:font-weight-asian="bold" style:font-name-complex="IRZar" style:font-size-complex="13pt" style:language-complex="fa" style:country-complex="IR" style:font-weight-complex="bold"/>
    </style:style>
    <style:style style:name="P4" style:family="paragraph" style:parent-style-name="Standard">
      <style:paragraph-properties fo:margin-left="0.25in" fo:margin-right="0in" fo:text-align="justify" style:justify-single-word="false" fo:text-indent="-0.25in" style:auto-text-indent="false" style:writing-mode="rl-tb"/>
      <style:text-properties fo:font-size="13pt" fo:font-weight="bold" style:font-size-asian="13pt" style:font-weight-asian="bold" style:font-name-complex="IRZar" style:font-size-complex="13pt" style:language-complex="fa" style:country-complex="IR" style:font-weight-complex="bold"/>
    </style:style>
    <style:style style:name="P5" style:family="paragraph" style:parent-style-name="Standard">
      <style:paragraph-properties fo:margin-left="0in" fo:margin-right="0in" fo:text-align="justify" style:justify-single-word="false" fo:text-indent="0in" style:auto-text-indent="false" style:snap-to-layout-grid="false" style:writing-mode="rl-tb"/>
      <style:text-properties fo:font-size="13pt" fo:font-weight="bold" style:font-size-asian="13pt" style:font-weight-asian="bold" style:font-name-complex="IRZar" style:font-size-complex="13pt" style:language-complex="fa" style:country-complex="IR" style:font-weight-complex="bold"/>
    </style:style>
    <style:style style:name="P6" style:family="paragraph" style:parent-style-name="Standard" style:list-style-name="">
      <style:paragraph-properties fo:margin-left="0in" fo:margin-right="0in" fo:text-align="justify" style:justify-single-word="false" fo:text-indent="0in" style:auto-text-indent="false" style:writing-mode="rl-tb"/>
      <style:text-properties fo:font-size="13pt" style:font-size-asian="13pt" style:font-name-complex="IRZar" style:font-size-complex="13pt" style:language-complex="fa" style:country-complex="IR"/>
    </style:style>
    <style:style style:name="P7" style:family="paragraph" style:parent-style-name="Standard">
      <style:paragraph-properties fo:margin-left="0.25in" fo:margin-right="0in" fo:text-align="justify" style:justify-single-word="false" fo:text-indent="-0.25in" style:auto-text-indent="false" style:writing-mode="rl-tb"/>
      <style:text-properties fo:font-size="13pt" style:font-size-asian="13pt" style:font-name-complex="IRZar" style:font-size-complex="13pt" style:language-complex="fa" style:country-complex="IR"/>
    </style:style>
    <style:style style:name="P8" style:family="paragraph" style:parent-style-name="Standard">
      <style:paragraph-properties fo:margin-left="0in" fo:margin-right="0in" fo:text-align="justify" style:justify-single-word="false" fo:text-indent="0in" style:auto-text-indent="false" style:writing-mode="rl-tb"/>
      <style:text-properties fo:font-size="13pt" style:font-size-asian="13pt" style:font-name-complex="IRZar" style:font-size-complex="13pt" style:language-complex="fa" style:country-complex="IR"/>
    </style:style>
    <style:style style:name="P9" style:family="paragraph" style:parent-style-name="Standard">
      <style:paragraph-properties fo:margin-left="0.25in" fo:margin-right="0in" fo:text-align="justify" style:justify-single-word="false" fo:text-indent="-0.25in" style:auto-text-indent="false" style:writing-mode="rl-tb"/>
      <style:text-properties fo:font-size="13pt" style:font-size-asian="13pt" style:font-name-complex="IRZar" style:font-size-complex="13pt" style:language-complex="fa" style:country-complex="IR"/>
    </style:style>
    <style:style style:name="P10" style:family="paragraph" style:parent-style-name="Standard">
      <style:paragraph-properties fo:margin-left="0in" fo:margin-right="0in" fo:text-align="center" style:justify-single-word="false" fo:text-indent="0in" style:auto-text-indent="false" style:writing-mode="rl-tb"/>
      <style:text-properties style:font-name="Tahoma" fo:font-size="14pt" fo:font-weight="bold" style:font-size-asian="14pt" style:font-weight-asian="bold" style:font-name-complex="IRZar" style:font-size-complex="14pt" style:language-complex="fa" style:country-complex="IR" style:font-weight-complex="bold"/>
    </style:style>
    <style:style style:name="P11" style:family="paragraph" style:parent-style-name="Standard">
      <style:paragraph-properties fo:margin-left="0in" fo:margin-right="0in" fo:text-align="justify" style:justify-single-word="false" fo:text-indent="0in" style:auto-text-indent="false" style:writing-mode="rl-tb"/>
      <style:text-properties style:font-name="Tahoma" fo:font-size="14pt" fo:font-weight="bold" style:font-size-asian="14pt" style:font-weight-asian="bold" style:font-name-complex="IRZar" style:font-size-complex="14pt" style:language-complex="fa" style:country-complex="IR" style:font-weight-complex="bold"/>
    </style:style>
    <style:style style:name="P12" style:family="paragraph" style:parent-style-name="Standard">
      <style:paragraph-properties fo:margin-left="0in" fo:margin-right="0in" fo:text-align="justify" style:justify-single-word="false" fo:text-indent="0in" style:auto-text-indent="false" style:writing-mode="rl-tb"/>
      <style:text-properties style:font-name="Tahoma" fo:font-weight="bold" style:font-weight-asian="bold" style:font-name-complex="IRZar" style:language-complex="fa" style:country-complex="IR" style:font-weight-complex="bold"/>
    </style:style>
    <style:style style:name="P13" style:family="paragraph" style:parent-style-name="Standard">
      <style:paragraph-properties fo:margin-left="0in" fo:margin-right="0in" fo:text-align="justify" style:justify-single-word="false" fo:text-indent="0in" style:auto-text-indent="false" style:writing-mode="rl-tb"/>
      <style:text-properties style:font-name="Tahoma" fo:font-weight="bold" style:font-weight-asian="bold" style:font-name-complex="IRZar" style:language-complex="fa" style:country-complex="IR" style:font-weight-complex="bold"/>
    </style:style>
    <style:style style:name="P14" style:family="paragraph" style:parent-style-name="Standard">
      <style:paragraph-properties fo:margin-left="0in" fo:margin-right="0in" fo:line-height="150%" fo:text-align="end" style:justify-single-word="false" fo:text-indent="0in" style:auto-text-indent="false" style:writing-mode="rl-tb"/>
      <style:text-properties style:font-name="Tahoma" fo:font-weight="bold" officeooo:paragraph-rsid="00109c88" style:font-weight-asian="bold" style:font-name-complex="IRZar" style:language-complex="fa" style:country-complex="IR" style:font-weight-complex="bold"/>
    </style:style>
    <style:style style:name="P15" style:family="paragraph" style:parent-style-name="Standard">
      <style:paragraph-properties fo:margin-left="0in" fo:margin-right="0in" fo:text-align="center" style:justify-single-word="false" fo:text-indent="0in" style:auto-text-indent="false" style:writing-mode="rl-tb"/>
      <style:text-properties style:font-name="Tahoma" fo:font-weight="bold" style:font-weight-asian="bold" style:font-name-complex="IRZar" style:language-complex="fa" style:country-complex="IR" style:font-weight-complex="bold"/>
    </style:style>
    <style:style style:name="P16" style:family="paragraph" style:parent-style-name="Standard">
      <style:paragraph-properties fo:margin-left="0in" fo:margin-right="0in" fo:line-height="150%" fo:text-align="center" style:justify-single-word="false" fo:text-indent="0in" style:auto-text-indent="false" style:writing-mode="rl-tb"/>
      <style:text-properties style:font-name="Tahoma" fo:font-weight="bold" style:font-weight-asian="bold" style:font-name-complex="IRZar" style:language-complex="fa" style:country-complex="IR" style:font-weight-complex="bold"/>
    </style:style>
    <style:style style:name="P17" style:family="paragraph" style:parent-style-name="Standard">
      <style:paragraph-properties fo:margin-left="0in" fo:margin-right="0in" fo:text-align="justify" style:justify-single-word="false" fo:text-indent="0in" style:auto-text-indent="false" style:writing-mode="rl-tb"/>
      <style:text-properties style:font-name="Tahoma" fo:font-weight="bold" officeooo:rsid="00109c88" officeooo:paragraph-rsid="00109c88" style:font-weight-asian="bold" style:font-name-complex="IRZar" style:language-complex="fa" style:country-complex="IR" style:font-weight-complex="bold"/>
    </style:style>
    <style:style style:name="P18" style:family="paragraph" style:parent-style-name="Standard">
      <style:paragraph-properties fo:margin-left="0in" fo:margin-right="0in" fo:line-height="150%" fo:text-align="end" style:justify-single-word="false" fo:text-indent="0in" style:auto-text-indent="false" style:writing-mode="rl-tb"/>
      <style:text-properties style:font-name="Tahoma" fo:font-weight="bold" officeooo:rsid="00109c88" officeooo:paragraph-rsid="00109c88" style:font-weight-asian="bold" style:font-name-complex="IRZar" style:language-complex="fa" style:country-complex="IR" style:font-weight-complex="bold"/>
    </style:style>
    <style:style style:name="P19" style:family="paragraph" style:parent-style-name="Standard">
      <style:paragraph-properties fo:margin-left="0in" fo:margin-right="0in" fo:line-height="150%" fo:text-align="start" style:justify-single-word="false" fo:text-indent="0in" style:auto-text-indent="false" style:writing-mode="lr-tb"/>
      <style:text-properties style:font-name="Tahoma" fo:font-weight="bold" officeooo:rsid="00109c88" officeooo:paragraph-rsid="00109c88" style:font-weight-asian="bold" style:font-name-complex="IRZar" style:language-complex="fa" style:country-complex="IR" style:font-weight-complex="bold"/>
    </style:style>
    <style:style style:name="P20" style:family="paragraph" style:parent-style-name="Standard">
      <style:paragraph-properties fo:margin-left="0in" fo:margin-right="0in" fo:text-align="justify" style:justify-single-word="false" fo:text-indent="0in" style:auto-text-indent="false" style:snap-to-layout-grid="false" style:writing-mode="rl-tb"/>
      <style:text-properties style:font-name="Tahoma" fo:font-size="10pt" fo:font-weight="bold" style:font-size-asian="10pt" style:font-weight-asian="bold" style:font-name-complex="IRZar" style:font-size-complex="10pt" style:language-complex="fa" style:country-complex="IR" style:font-weight-complex="bold"/>
    </style:style>
    <style:style style:name="P21" style:family="paragraph" style:parent-style-name="Standard">
      <style:paragraph-properties fo:margin-left="0in" fo:margin-right="0in" fo:line-height="150%" fo:text-align="justify" style:justify-single-word="false" fo:text-indent="0in" style:auto-text-indent="false" style:snap-to-layout-grid="false" style:writing-mode="rl-tb"/>
      <style:text-properties style:font-name="Tahoma" fo:font-size="10pt" fo:font-weight="bold" style:font-size-asian="10pt" style:font-weight-asian="bold" style:font-name-complex="IRZar" style:font-size-complex="10pt" style:language-complex="fa" style:country-complex="IR" style:font-weight-complex="bold"/>
    </style:style>
    <style:style style:name="P22" style:family="paragraph" style:parent-style-name="Standard">
      <style:paragraph-properties fo:margin-left="0in" fo:margin-right="0in" fo:text-align="justify" style:justify-single-word="false" fo:text-indent="0in" style:auto-text-indent="false" style:snap-to-layout-grid="false" style:writing-mode="rl-tb"/>
      <style:text-properties style:font-name="Tahoma" fo:font-size="10pt" style:font-size-asian="10pt" style:font-name-complex="IRZar" style:font-size-complex="10pt" style:language-complex="fa" style:country-complex="IR"/>
    </style:style>
    <style:style style:name="P23" style:family="paragraph" style:parent-style-name="Standard">
      <style:paragraph-properties fo:margin-left="0in" fo:margin-right="0in" fo:line-height="150%" fo:text-align="justify" style:justify-single-word="false" fo:text-indent="0in" style:auto-text-indent="false" style:snap-to-layout-grid="false" style:writing-mode="rl-tb"/>
      <style:text-properties style:font-name="Tahoma" fo:font-size="10pt" style:font-size-asian="10pt" style:font-name-complex="IRZar" style:font-size-complex="10pt" style:language-complex="fa" style:country-complex="IR"/>
    </style:style>
    <style:style style:name="P24" style:family="paragraph" style:parent-style-name="Standard">
      <style:paragraph-properties fo:margin-left="0in" fo:margin-right="0in" fo:text-align="justify" style:justify-single-word="false" fo:text-indent="0in" style:auto-text-indent="false" style:writing-mode="rl-tb"/>
      <style:text-properties style:font-name="Tahoma" fo:font-size="11pt" fo:font-weight="bold" style:font-size-asian="11pt" style:font-weight-asian="bold" style:font-name-complex="IRZar" style:font-size-complex="11pt" style:language-complex="fa" style:country-complex="IR" style:font-weight-complex="bold"/>
    </style:style>
    <style:style style:name="P25" style:family="paragraph" style:parent-style-name="Standard">
      <style:paragraph-properties fo:margin-left="0in" fo:margin-right="0in" fo:text-align="justify" style:justify-single-word="false" fo:text-indent="0in" style:auto-text-indent="false" style:snap-to-layout-grid="false" style:writing-mode="rl-tb"/>
      <style:text-properties style:font-name="Tahoma" style:font-name-complex="IRZar" style:language-complex="fa" style:country-complex="IR"/>
    </style:style>
    <style:style style:name="P26" style:family="paragraph" style:parent-style-name="Standard">
      <style:paragraph-properties fo:margin-left="0in" fo:margin-right="0in" fo:line-height="150%" fo:text-align="justify" style:justify-single-word="false" fo:text-indent="0in" style:auto-text-indent="false" style:snap-to-layout-grid="false" style:writing-mode="rl-tb"/>
      <style:text-properties style:font-name="Tahoma" style:font-name-complex="IRZar" style:language-complex="fa" style:country-complex="IR"/>
    </style:style>
    <style:style style:name="P27" style:family="paragraph" style:parent-style-name="Standard">
      <style:paragraph-properties fo:margin-left="0in" fo:margin-right="0in" fo:text-align="justify" style:justify-single-word="false" fo:text-indent="0in" style:auto-text-indent="false" style:writing-mode="rl-tb"/>
      <style:text-properties style:font-name="Tahoma" style:font-name-complex="IRZar" style:language-complex="fa" style:country-complex="IR"/>
    </style:style>
    <style:style style:name="P28" style:family="paragraph" style:parent-style-name="Standard">
      <style:paragraph-properties fo:margin-left="0in" fo:margin-right="0in" fo:line-height="150%" fo:text-align="end" style:justify-single-word="false" fo:text-indent="0in" style:auto-text-indent="false" style:writing-mode="rl-tb"/>
      <style:text-properties style:font-name="Tahoma" fo:font-weight="normal" officeooo:rsid="00109c88" officeooo:paragraph-rsid="00109c88" style:font-weight-asian="normal" style:font-name-complex="IRZar" style:language-complex="fa" style:country-complex="IR" style:font-weight-complex="normal"/>
    </style:style>
    <style:style style:name="P29" style:family="paragraph" style:parent-style-name="Standard" style:list-style-name="">
      <style:paragraph-properties fo:margin-left="0in" fo:margin-right="0in" fo:text-align="justify" style:justify-single-word="false" fo:text-indent="0in" style:auto-text-indent="false" style:writing-mode="rl-tb"/>
      <style:text-properties style:font-name-complex="IRZar"/>
    </style:style>
    <style:style style:name="P30" style:family="paragraph" style:parent-style-name="Standard">
      <style:paragraph-properties fo:margin-left="0in" fo:margin-right="0in" fo:text-align="justify" style:justify-single-word="false" fo:text-indent="0in" style:auto-text-indent="false" style:writing-mode="rl-tb"/>
      <style:text-properties style:font-name-complex="IRZar"/>
    </style:style>
    <style:style style:name="P31" style:family="paragraph" style:parent-style-name="Standard">
      <style:paragraph-properties fo:margin-left="0.25in" fo:margin-right="0in" fo:text-align="justify" style:justify-single-word="false" fo:text-indent="-0.25in" style:auto-text-indent="false" style:writing-mode="rl-tb"/>
      <style:text-properties style:font-name-complex="IRZar"/>
    </style:style>
    <style:style style:name="P32" style:family="paragraph" style:parent-style-name="Standard">
      <style:paragraph-properties fo:margin-left="0.25in" fo:margin-right="0in" fo:text-align="end" style:justify-single-word="false" fo:text-indent="-0.25in" style:auto-text-indent="false" style:writing-mode="rl-tb"/>
      <style:text-properties style:font-name-complex="IRZar"/>
    </style:style>
    <style:style style:name="P33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officeooo:paragraph-rsid="0010143c" style:font-name-complex="IRZar"/>
    </style:style>
    <style:style style:name="P34" style:family="paragraph" style:parent-style-name="Standard">
      <style:paragraph-properties fo:margin-left="0in" fo:margin-right="0in" fo:text-align="justify" style:justify-single-word="false" fo:text-indent="0in" style:auto-text-indent="false" style:writing-mode="rl-tb"/>
      <style:text-properties style:font-name-complex="IRZar" style:language-complex="fa" style:country-complex="IR"/>
    </style:style>
    <style:style style:name="P35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fo:font-size="15pt" fo:font-style="normal" style:text-underline-style="solid" style:text-underline-width="auto" style:text-underline-color="font-color" fo:font-weight="normal" officeooo:rsid="0025dde3" officeooo:paragraph-rsid="0010143c" style:font-size-asian="15pt" style:font-style-asian="normal" style:font-weight-asian="normal" style:font-name-complex="IRZar" style:font-size-complex="15pt" style:font-style-complex="normal" style:font-weight-complex="normal"/>
    </style:style>
    <style:style style:name="P36" style:family="paragraph" style:parent-style-name="Standard">
      <style:paragraph-properties fo:margin-left="0in" fo:margin-right="0in" fo:text-align="justify" style:justify-single-word="false" fo:text-indent="0in" style:auto-text-indent="false" style:writing-mode="lr-tb"/>
      <style:text-properties style:font-name="Liberation Sans" fo:font-weight="normal" officeooo:rsid="00109c88" officeooo:paragraph-rsid="00109c88" style:font-weight-asian="normal" style:font-name-complex="IRZar" style:language-complex="fa" style:country-complex="IR" style:font-weight-complex="normal"/>
    </style:style>
    <style:style style:name="P37" style:family="paragraph" style:parent-style-name="Standard">
      <style:paragraph-properties fo:margin-left="0in" fo:margin-right="0in" fo:line-height="150%" fo:text-align="start" style:justify-single-word="false" fo:text-indent="0in" style:auto-text-indent="false" style:writing-mode="lr-tb"/>
      <style:text-properties style:font-name="Latin Modern Math" fo:font-weight="normal" officeooo:rsid="00109c88" officeooo:paragraph-rsid="00109c88" style:font-weight-asian="normal" style:font-name-complex="IRZar" style:language-complex="fa" style:country-complex="IR" style:font-weight-complex="normal"/>
    </style:style>
    <style:style style:name="P38" style:family="paragraph" style:parent-style-name="Standard">
      <style:paragraph-properties fo:margin-left="0in" fo:margin-right="0in" fo:text-align="justify" style:justify-single-word="false" fo:text-indent="0in" style:auto-text-indent="false" style:writing-mode="lr-tb"/>
      <style:text-properties style:font-name="Latin Modern Math" fo:font-weight="normal" officeooo:rsid="00109c88" officeooo:paragraph-rsid="00109c88" style:font-weight-asian="normal" style:font-name-complex="IRZar" style:language-complex="fa" style:country-complex="IR" style:font-weight-complex="normal"/>
    </style:style>
    <style:style style:name="P39" style:family="paragraph" style:parent-style-name="Text_20_body">
      <style:paragraph-properties fo:margin-left="0in" fo:margin-right="0in" fo:line-height="150%" fo:text-align="start" style:justify-single-word="false" fo:text-indent="0in" style:auto-text-indent="false" style:writing-mode="lr-tb"/>
      <style:text-properties style:font-name="Latin Modern Math" fo:font-weight="normal" officeooo:rsid="0011564e" officeooo:paragraph-rsid="0011564e" style:font-weight-asian="normal" style:font-name-complex="IRZar" style:language-complex="fa" style:country-complex="IR" style:font-weight-complex="normal"/>
    </style:style>
    <style:style style:name="T1" style:family="text">
      <style:text-properties style:font-name-complex="B Nazanin"/>
    </style:style>
    <style:style style:name="T2" style:family="text">
      <style:text-properties fo:font-size="13pt" style:font-size-asian="13pt" style:font-name-complex="B Nazanin" style:font-size-complex="13pt" style:language-complex="fa" style:country-complex="IR"/>
    </style:style>
    <style:style style:name="T3" style:family="text">
      <style:text-properties fo:font-size="13pt" style:font-size-asian="13pt" style:font-name-complex="B Nazanin" style:font-size-complex="13pt" style:language-complex="fa" style:country-complex="IR"/>
    </style:style>
    <style:style style:name="T4" style:family="text">
      <style:text-properties fo:font-size="13pt" style:font-size-asian="13pt" style:font-size-complex="13pt" style:language-complex="fa" style:country-complex="IR"/>
    </style:style>
    <style:style style:name="T5" style:family="text">
      <style:text-properties fo:font-size="13pt" style:font-size-asian="13pt" style:font-size-complex="13pt" style:language-complex="fa" style:country-complex="IR"/>
    </style:style>
    <style:style style:name="T6" style:family="text">
      <style:text-properties fo:font-size="13pt" officeooo:rsid="0010143c" style:font-size-asian="13pt" style:font-size-complex="13pt" style:language-complex="fa" style:country-complex="IR"/>
    </style:style>
    <style:style style:name="T7" style:family="text">
      <style:text-properties fo:font-size="13pt" officeooo:rsid="006f79de" style:font-size-asian="13pt" style:font-size-complex="13pt" style:language-complex="fa" style:country-complex="IR"/>
    </style:style>
    <style:style style:name="T8" style:family="text">
      <style:text-properties fo:font-size="13pt" fo:font-weight="bold" style:font-size-asian="13pt" style:font-weight-asian="bold" style:font-name-complex="B Nazanin" style:font-size-complex="13pt" style:language-complex="fa" style:country-complex="IR" style:font-weight-complex="bold"/>
    </style:style>
    <style:style style:name="T9" style:family="text">
      <style:text-properties fo:font-size="13pt" fo:font-weight="bold" style:font-size-asian="13pt" style:font-weight-asian="bold" style:font-size-complex="13pt" style:language-complex="fa" style:country-complex="IR" style:font-weight-complex="bold"/>
    </style:style>
    <style:style style:name="T10" style:family="text">
      <style:text-properties fo:font-size="13pt" fo:font-weight="bold" officeooo:rsid="0010143c" style:font-size-asian="13pt" style:font-weight-asian="bold" style:font-size-complex="13pt" style:language-complex="fa" style:country-complex="IR" style:font-weight-complex="bold"/>
    </style:style>
    <style:style style:name="T11" style:family="text">
      <style:text-properties fo:font-size="13pt" style:text-underline-style="solid" style:text-underline-width="auto" style:text-underline-color="font-color" officeooo:rsid="0010143c" style:font-size-asian="13pt" style:font-size-complex="13pt" style:language-complex="fa" style:country-complex="IR"/>
    </style:style>
    <style:style style:name="T12" style:family="text">
      <style:text-properties fo:font-size="13pt" style:text-underline-style="solid" style:text-underline-width="auto" style:text-underline-color="font-color" style:font-size-asian="13pt" style:font-size-complex="13pt" style:language-complex="fa" style:country-complex="IR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09c88" style:font-weight-asian="bold" style:font-weight-complex="bold"/>
    </style:style>
    <style:style style:name="T15" style:family="text">
      <style:text-properties fo:font-weight="bold" style:font-name-asian="Tahoma" style:font-weight-asian="bold" style:font-weight-complex="bold"/>
    </style:style>
    <style:style style:name="T16" style:family="text">
      <style:text-properties style:font-name-asian="Tahoma"/>
    </style:style>
    <style:style style:name="T17" style:family="text">
      <style:text-properties style:font-name="Tahoma" style:font-name-complex="B Nazanin" style:language-complex="fa" style:country-complex="IR"/>
    </style:style>
    <style:style style:name="T18" style:family="text">
      <style:text-properties style:font-name="Tahoma" fo:font-weight="bold" style:font-weight-asian="bold" style:font-weight-complex="bold"/>
    </style:style>
    <style:style style:name="T19" style:family="text">
      <style:text-properties style:font-name="Tahoma" fo:font-weight="bold" officeooo:rsid="00109c88" style:font-weight-asian="bold" style:font-weight-complex="bold"/>
    </style:style>
    <style:style style:name="T20" style:family="text">
      <style:text-properties style:font-name="Tahoma" fo:font-weight="bold" style:font-weight-asian="bold" style:font-name-complex="B Nazanin" style:language-complex="fa" style:country-complex="IR" style:font-weight-complex="bold"/>
    </style:style>
    <style:style style:name="T21" style:family="text">
      <style:text-properties style:font-name="Tahoma" fo:font-weight="bold" style:font-weight-asian="bold" style:font-name-complex="B Nazanin" style:language-complex="fa" style:country-complex="IR" style:font-weight-complex="bold"/>
    </style:style>
    <style:style style:name="T22" style:family="text">
      <style:text-properties style:font-name="Tahoma" fo:font-weight="bold" style:font-weight-asian="bold" style:language-complex="fa" style:country-complex="IR" style:font-weight-complex="bold"/>
    </style:style>
    <style:style style:name="T23" style:family="text">
      <style:text-properties style:font-name="Tahoma" fo:font-weight="bold" style:font-weight-asian="bold" style:language-complex="fa" style:country-complex="IR" style:font-weight-complex="bold"/>
    </style:style>
    <style:style style:name="T24" style:family="text">
      <style:text-properties style:font-name="Tahoma" fo:font-weight="bold" officeooo:rsid="0010143c" style:font-weight-asian="bold" style:language-complex="fa" style:country-complex="IR" style:font-weight-complex="bold"/>
    </style:style>
    <style:style style:name="T25" style:family="text">
      <style:text-properties style:font-name="Tahoma" fo:font-weight="bold" style:font-name-asian="Tahoma" style:font-weight-asian="bold" style:language-complex="fa" style:country-complex="IR" style:font-weight-complex="bold"/>
    </style:style>
    <style:style style:name="T26" style:family="text">
      <style:text-properties style:font-name="Tahoma" fo:font-weight="bold" style:font-name-asian="Tahoma" style:font-weight-asian="bold" style:language-complex="fa" style:country-complex="IR" style:font-weight-complex="bold"/>
    </style:style>
    <style:style style:name="T27" style:family="text">
      <style:text-properties style:font-name="Tahoma" fo:font-weight="bold" style:font-name-asian="Tahoma" style:font-weight-asian="bold" style:font-weight-complex="bold"/>
    </style:style>
    <style:style style:name="T28" style:family="text">
      <style:text-properties style:font-name="Tahoma" fo:font-size="11pt" fo:font-weight="bold" style:font-size-asian="11pt" style:font-weight-asian="bold" style:font-size-complex="11pt" style:language-complex="fa" style:country-complex="IR" style:font-weight-complex="bold"/>
    </style:style>
    <style:style style:name="T29" style:family="text">
      <style:text-properties style:font-name="Tahoma" fo:font-size="11pt" fo:font-weight="bold" style:font-name-asian="Tahoma" style:font-size-asian="11pt" style:font-weight-asian="bold" style:font-size-complex="11pt" style:language-complex="fa" style:country-complex="IR" style:font-weight-complex="bold"/>
    </style:style>
    <style:style style:name="T30" style:family="text">
      <style:text-properties style:font-name="Tahoma" fo:font-weight="normal" officeooo:rsid="0010143c" style:font-weight-asian="normal" style:language-complex="fa" style:country-complex="IR" style:font-weight-complex="normal"/>
    </style:style>
    <style:style style:name="T31" style:family="text">
      <style:text-properties style:font-name="Tahoma" fo:font-weight="normal" officeooo:rsid="0010143c" style:font-weight-asian="normal" style:language-complex="fa" style:country-complex="IR" style:font-weight-complex="normal"/>
    </style:style>
    <style:style style:name="T32" style:family="text">
      <style:text-properties officeooo:rsid="0010143c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010143c" style:font-weight-asian="normal" style:font-weight-complex="normal"/>
    </style:style>
    <style:style style:name="T35" style:family="text">
      <style:text-properties officeooo:rsid="00109c88"/>
    </style:style>
    <style:style style:name="T36" style:family="text">
      <style:text-properties officeooo:rsid="0012f559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بسمه تعال<text:span text:style-name="T32">ی</text:span></text:h>
      <text:p text:style-name="P3"/>
      <text:h text:style-name="P29" text:outline-level="1"><text:span text:style-name="T9">رئيس محترم پژوهشکده ليزر و پلاسما</text:span></text:h>
      <text:h text:style-name="P6" text:outline-level="1">باسلام،</text:h>
      <text:p text:style-name="P33"><text:span text:style-name="T4"><text:s text:c="6"/>به اطلاع مي رساند که پايان نامه <text:s/>آقا</text:span><text:span text:style-name="T6">ی</text:span><text:span text:style-name="T4"> </text:span><text:span text:style-name="T11">سعید سرکاراتی</text:span><text:span text:style-name="T4"> <text:s text:c="6"/>دانشجو</text:span><text:span text:style-name="T6">ی</text:span><text:span text:style-name="T4"> </text:span><text:span text:style-name="T12">دکتری</text:span><text:span text:style-name="T4"> رشته <text:s text:c="3"/></text:span><text:span text:style-name="T11">فوتونیک</text:span><text:span text:style-name="T6"> </text:span><text:span text:style-name="T4"><text:s text:c="2"/>ورود</text:span><text:span text:style-name="T6">ی</text:span><text:span text:style-name="T4"> </text:span><text:span text:style-name="T4"><text:s/></text:span><text:span text:style-name="T4">سال <text:s/></text:span><text:span text:style-name="T11">۱۳۸۹</text:span><text:span text:style-name="T6"> <text:s text:c="4"/><text:tab/></text:span><text:span text:style-name="T4">تحت عنوان</text:span></text:p>
      <text:p text:style-name="P35"><text:span text:style-name="T6">محاسبه دقیق ظرفیت الکتریکی با استفاده از انتگرال</text:span><text:span text:style-name="T7">‌گیری</text:span><text:span text:style-name="T6"> چهارگانه در روش </text:span><text:span text:style-name="T7">ممان</text:span></text:p>
      <text:p text:style-name="P32"><text:span text:style-name="T4">آماده دفاع مي‏باشد. </text:span></text:p>
      <text:p text:style-name="P31"><text:span text:style-name="T4">ضمنا" تاریخ پیشنهادی دفاع نامبرده ..................................</text:span><text:span text:style-name="T4"> </text:span><text:span text:style-name="T4">بوده و هیات داوران به شرح زیر پیشنهاد می گردند.</text:span></text:p>
      <text:p text:style-name="P31"><text:span text:style-name="T4">لذا خواهشمند است اقدام لازم را جهت اخذ مجوز دفاع مبذول فرمائید. </text:span></text:p>
      <text:p text:style-name="P7">فرم اطلاعات سوابق و فعاليتهاي علمي دانشجو پيوست مي باشد.</text:p>
      <text:p text:style-name="P7"/>
      <text:p text:style-name="P30"><text:span text:style-name="T9">* لازم به ذکر است براساس ماده </text:span><text:span text:style-name="T10">۱۹</text:span><text:span text:style-name="T9"> آیین نامه اجرایی دوره دکتری دانشگاه ارزیابی رساله بر عهده هی</text:span><text:span text:style-name="T10">أ</text:span><text:span text:style-name="T9">تی متشکل از استاد یا استادان راهنما (مجموع</text:span><text:span text:style-name="T10">اً</text:span><text:span text:style-name="T9"> دارای یک رای)، استاد یا استادان مشاور (مجموعا</text:span><text:span text:style-name="T10">ً</text:span><text:span text:style-name="T9"> دارای یک رای)، و چهار داور (حداقل یک داور از خارج دانشگاه و حتی الامکان یک داور از چهار داور با مرتبه دانشیاری یا بالاتر (هر یک دارای یک رای)، به پیشنهاد شورای تحصیلات تکمیلی گروه و تائید شورای تحصیلات تکمیلی واحد است.</text:span></text:p>
      <text:p text:style-name="P4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 table:style-name="Table1.1">
          <table:table-cell table:style-name="Table1.A1" office:value-type="string">
            <text:p text:style-name="P2">هيأت داوران</text:p>
          </table:table-cell>
          <table:table-cell table:style-name="Table1.A1" office:value-type="string">
            <text:p text:style-name="P2">نام و نام خانوادگ<text:span text:style-name="T32">ی</text:span></text:p>
          </table:table-cell>
          <table:table-cell table:style-name="Table1.A1" office:value-type="string">
            <text:p text:style-name="P2">درجه دانشگاه<text:span text:style-name="T32">ی</text:span></text:p>
          </table:table-cell>
          <table:table-cell table:style-name="Table1.A1" office:value-type="string">
            <text:p text:style-name="P2">رشته تخصصی</text:p>
          </table:table-cell>
        </table:table-row>
        <table:table-row table:style-name="Table1.1">
          <table:table-cell table:style-name="Table1.A1" office:value-type="string">
            <text:p text:style-name="P8">استاد راهنما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8">استاد راهنما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8">استاد مشاور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8">استاد مشاور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8">داور از دانشگاه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8">داور از دانشگاه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8">داور خارج از دانشگاه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8">داور خارج از دانشگاه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</table:table>
      <text:p text:style-name="P7"/>
      <text:p text:style-name="P8"><text:s/></text:p>
      <text:h text:style-name="P29" text:outline-level="1"><text:span text:style-name="T9"><text:s text:c="34"/>با تشكر </text:span></text:h>
      <text:h text:style-name="P29" text:outline-level="1"><text:span text:style-name="T9"><text:s text:c="29"/>استاد راهنما:</text:span></text:h>
      <text:h text:style-name="P29" text:outline-level="1"><text:span text:style-name="T4"><text:s text:c="31"/></text:span><text:span text:style-name="T9">امضاء: <text:s text:c="19"/><text:tab/><text:tab/><text:tab/><text:tab/><text:tab/> <text:s text:c="5"/>تاريخ:</text:span></text:h>
      <text:p text:style-name="P3"/>
      <text:p text:style-name="P8"><text:soft-page-break/></text:p>
      <text:p text:style-name="P10">فرم<text:span text:style-name="T16"> </text:span>پيوست<text:span text:style-name="T16"> </text:span>اعلام<text:span text:style-name="T16"> </text:span>آمادگ<text:span text:style-name="T32">ی</text:span><text:span text:style-name="T16"> </text:span>دفاع</text:p>
      <text:p text:style-name="P11"/>
      <text:p text:style-name="P30"><text:span text:style-name="T22">نام</text:span><text:span text:style-name="T25"> </text:span><text:span text:style-name="T22">و</text:span><text:span text:style-name="T25"> </text:span><text:span text:style-name="T22">نام</text:span><text:span text:style-name="T25"> </text:span><text:span text:style-name="T22">خانوادگ</text:span><text:span text:style-name="T24">ی</text:span><text:span text:style-name="T22">: </text:span><text:span text:style-name="T30">سعید سرکاراتی </text:span><text:span text:style-name="T22"><text:tab/></text:span><text:span text:style-name="T22"> <text:s text:c="3"/></text:span><text:span text:style-name="T22"><text:tab/>مقطع</text:span><text:span text:style-name="T25"> </text:span><text:span text:style-name="T22">تحصيل</text:span><text:span text:style-name="T24">ی</text:span><text:span text:style-name="T22">:</text:span><text:span text:style-name="T22"> <text:tab/></text:span><text:span text:style-name="T30">دکتری</text:span><text:span text:style-name="T22"><text:tab/>نام</text:span><text:span text:style-name="T25"> </text:span><text:span text:style-name="T22">استاد</text:span><text:span text:style-name="T25"> </text:span><text:span text:style-name="T22">راهنما</text:span><text:span text:style-name="T22">: </text:span><text:span text:style-name="T30">دکتر محمدمهدی طهرانچی</text:span></text:p>
      <text:p text:style-name="P12">تاريخ<text:span text:style-name="T16"> </text:span>ورود<text:span text:style-name="T16"> </text:span>به<text:span text:style-name="T16"> </text:span>دوره:<text:span text:style-name="T33"> <text:s text:c="14"/></text:span><text:span text:style-name="T34">۱۳۸۹</text:span><text:span text:style-name="T33"> <text:s text:c="14"/></text:span>تاريخ<text:span text:style-name="T16"> </text:span>پيشنهاد<text:span text:style-name="T32">ی</text:span><text:span text:style-name="T16"> </text:span>دفاع: <text:span text:style-name="T34">پانزدهم مهرماه ۱۴۰۲</text:span></text:p>
      <text:p text:style-name="P30"><text:span text:style-name="T22">نوع</text:span><text:span text:style-name="T25"> </text:span><text:span text:style-name="T22">رساله</text:span><text:span text:style-name="T25"> </text:span><text:span text:style-name="T22">: <text:s text:c="2"/>نظر</text:span><text:span text:style-name="T24">ی</text:span><text:span text:style-name="T22">: <text:s text:c="10"/>تجرب</text:span><text:span text:style-name="T24">ی</text:span><text:span text:style-name="T22">:</text:span><text:span text:style-name="T22"> <text:s text:c="12"/></text:span></text:p>
      <text:p text:style-name="P12"><text:tab/></text:p>
      <text:p text:style-name="P12"><text:span text:style-name="T35">۱</text:span>- فعاليت<text:span text:style-name="T16"> </text:span>ها<text:span text:style-name="T32">ی</text:span><text:span text:style-name="T16"> </text:span>آموزش<text:span text:style-name="T32">ی</text:span>: </text:p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15">رديف</text:p>
          </table:table-cell>
          <table:table-cell table:style-name="Table2.A1" office:value-type="string">
            <text:p text:style-name="P15">نام<text:span text:style-name="T16"> </text:span>و<text:span text:style-name="T16"> </text:span>نوع<text:span text:style-name="T16"> </text:span>درس</text:p>
          </table:table-cell>
          <table:table-cell table:style-name="Table2.A1" office:value-type="string">
            <text:p text:style-name="P15">تعداد<text:span text:style-name="T16"> </text:span>واحد</text:p>
          </table:table-cell>
          <table:table-cell table:style-name="Table2.A1" office:value-type="string">
            <text:p text:style-name="P15">نيمسال<text:span text:style-name="T16"> </text:span>اول</text:p>
          </table:table-cell>
          <table:table-cell table:style-name="Table2.A1" office:value-type="string">
            <text:p text:style-name="P15">نيمسال<text:span text:style-name="T16"> </text:span>دوم</text:p>
          </table:table-cell>
          <table:table-cell table:style-name="Table2.A1" office:value-type="string">
            <text:p text:style-name="P15">سال<text:span text:style-name="T16"> </text:span>تحصيل<text:span text:style-name="T32">ی</text:span></text:p>
          </table:table-cell>
        </table:table-row>
        <table:table-row table:style-name="Table2.1"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25"/>
          </table:table-cell>
        </table:table-row>
        <table:table-row table:style-name="Table2.1"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25"/>
          </table:table-cell>
        </table:table-row>
        <table:table-row table:style-name="Table2.1"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25"/>
          </table:table-cell>
        </table:table-row>
      </table:table>
      <text:p text:style-name="P12"/>
      <text:p text:style-name="P12"><text:span text:style-name="T35">۲</text:span>- فعاليتها<text:span text:style-name="T35">ی</text:span><text:span text:style-name="T16"> </text:span>پژوهش<text:span text:style-name="T35">ی</text:span>: </text:p>
      <text:p text:style-name="P12"><text:span text:style-name="T35">۲ - ۱</text:span>- مقالات<text:span text:style-name="T16"> </text:span>علم<text:span text:style-name="T35">ی</text:span><text:span text:style-name="T16"> </text:span>پژوهش<text:span text:style-name="T35">ی</text:span><text:span text:style-name="T16"> </text:span>( تصوير<text:span text:style-name="T16"> </text:span>صفحه<text:span text:style-name="T16"> </text:span>اول<text:span text:style-name="T16"> </text:span>مقاله<text:span text:style-name="T16"> </text:span>پيوست<text:span text:style-name="T16"> </text:span>شود) </text:p>
      <text:p text:style-name="P17">عنوان مقاله:</text:p>
      <text:p text:style-name="P38">Precise calculation of electrical capacitance by means of quadruple integrals in method of moments technique</text:p>
      <text:p text:style-name="P36"/>
      <text:p text:style-name="P14">نام<text:span text:style-name="T16"> </text:span>نويسندگان<text:span text:style-name="T16"> </text:span>به<text:span text:style-name="T16"> </text:span>ترتيب:</text:p>
      <text:p text:style-name="P28">۱ – سعید سرکاراتی </text:p>
      <text:p text:style-name="P28">۲ – محمد مهدی طهرانچی</text:p>
      <text:p text:style-name="P28">۳ – اسفندیار مهرشاهی</text:p>
      <text:p text:style-name="P18">نام<text:span text:style-name="T16"> </text:span>کامل<text:span text:style-name="T16"> </text:span>مجله:</text:p>
      <text:p text:style-name="P37">Mathematics and Computers in Simulation</text:p>
      <text:p text:style-name="P18">تاريخ<text:span text:style-name="T16"> </text:span>انتشار:</text:p>
      <text:p text:style-name="P39">November 2022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16">رديف</text:p>
          </table:table-cell>
          <table:table-cell table:style-name="Table3.A1" office:value-type="string">
            <text:p text:style-name="P16">عنوان<text:span text:style-name="T16"> </text:span>مقاله</text:p>
          </table:table-cell>
          <table:table-cell table:style-name="Table3.A1" office:value-type="string">
            <text:p text:style-name="P16">نام<text:span text:style-name="T16"> </text:span>نويسندگان<text:span text:style-name="T16"> </text:span>به<text:span text:style-name="T16"> </text:span>ترتيب</text:p>
          </table:table-cell>
          <table:table-cell table:style-name="Table3.A1" office:value-type="string">
            <text:p text:style-name="P16">نام<text:span text:style-name="T16"> </text:span>کامل<text:span text:style-name="T16"> </text:span>مجله</text:p>
          </table:table-cell>
          <table:table-cell table:style-name="Table3.A1" office:value-type="string">
            <text:p text:style-name="P16">تاريخ<text:span text:style-name="T16"> </text:span>انتشار</text:p>
          </table:table-cell>
        </table:table-row>
        <table:table-row table:style-name="Table3.1"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26"/>
          </table:table-cell>
          <table:table-cell table:style-name="Table3.A1" office:value-type="string">
            <text:p text:style-name="P26"/>
          </table:table-cell>
          <table:table-cell table:style-name="Table3.A1" office:value-type="string">
            <text:p text:style-name="P26"/>
          </table:table-cell>
          <table:table-cell table:style-name="Table3.A1" office:value-type="string">
            <text:p text:style-name="P26"/>
          </table:table-cell>
        </table:table-row>
      </table:table>
      <text:p text:style-name="P27"/>
      <text:p text:style-name="P12"><text:soft-page-break/><text:span text:style-name="T35">۲ - ۲</text:span>- مقاله<text:span text:style-name="T16"> </text:span>کامل<text:span text:style-name="T16"> </text:span>در<text:span text:style-name="T16"> </text:span>مجموعه<text:span text:style-name="T16"> </text:span>مقالات<text:span text:style-name="T16"> </text:span>کنفرانسهاي<text:span text:style-name="T16"> </text:span>علمي<text:span text:style-name="T16"> </text:span>معتبر</text:p>
      <text:p text:style-name="P30"><text:span text:style-name="T25"><text:s/></text:span><text:span text:style-name="T28">( تصوير</text:span><text:span text:style-name="T29"> </text:span><text:span text:style-name="T28">صفحه</text:span><text:span text:style-name="T29"> </text:span><text:span text:style-name="T28">اول</text:span><text:span text:style-name="T29"> </text:span><text:span text:style-name="T28">مقاله</text:span><text:span text:style-name="T29"> </text:span><text:span text:style-name="T28">به</text:span><text:span text:style-name="T29"> </text:span><text:span text:style-name="T28">همراه</text:span><text:span text:style-name="T29"> </text:span><text:span text:style-name="T28">تصوير</text:span><text:span text:style-name="T29"> </text:span><text:span text:style-name="T28">صفحه</text:span><text:span text:style-name="T29"> </text:span><text:span text:style-name="T28">اول</text:span><text:span text:style-name="T29"> </text:span><text:span text:style-name="T28">کنفرانس</text:span><text:span text:style-name="T29"> </text:span><text:span text:style-name="T28">پيوست</text:span><text:span text:style-name="T29"> </text:span><text:span text:style-name="T28">شود</text:span><text:span text:style-name="T29"> </text:span><text:span text:style-name="T28">) </text:span></text:p>
      <text:p text:style-name="P24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office:value-type="string">
            <text:p text:style-name="P15">رديف</text:p>
          </table:table-cell>
          <table:table-cell table:style-name="Table4.A1" office:value-type="string">
            <text:p text:style-name="P15">عنوان<text:span text:style-name="T16"> </text:span>مقاله</text:p>
          </table:table-cell>
          <table:table-cell table:style-name="Table4.A1" office:value-type="string">
            <text:p text:style-name="P15">نام<text:span text:style-name="T16"> </text:span>نويسندگان<text:span text:style-name="T16"> </text:span>به<text:span text:style-name="T16"> </text:span>ترتيب</text:p>
          </table:table-cell>
          <table:table-cell table:style-name="Table4.A1" office:value-type="string">
            <text:p text:style-name="P15">نام<text:span text:style-name="T16"> </text:span>کامل<text:span text:style-name="T16"> </text:span>کنفرانس<text:span text:style-name="T16"> </text:span>و<text:span text:style-name="T16"> </text:span>محل<text:span text:style-name="T16"> </text:span>برگزار<text:span text:style-name="T36">ی</text:span></text:p>
          </table:table-cell>
          <table:table-cell table:style-name="Table4.A1" office:value-type="string">
            <text:p text:style-name="P15">تاريخ<text:span text:style-name="T16"> </text:span>انتشار</text:p>
          </table:table-cell>
          <table:table-cell table:style-name="Table4.A1" office:value-type="string">
            <text:p text:style-name="P15">نوع<text:span text:style-name="T16"> </text:span>کنفرانس</text:p>
            <text:p text:style-name="P15">(داخل<text:span text:style-name="T36">ی</text:span><text:span text:style-name="T16"> </text:span>يا<text:span text:style-name="T16"> </text:span>خارج<text:span text:style-name="T36">ی</text:span><text:span text:style-name="T16"> <text:s/></text:span>)</text:p>
          </table:table-cell>
        </table:table-row>
        <table:table-row table:style-name="Table4.1">
          <table:table-cell table:style-name="Table4.A1" office:value-type="string">
            <text:p text:style-name="P21"/>
          </table:table-cell>
          <table:table-cell table:style-name="Table4.A1" office:value-type="string">
            <text:p text:style-name="P26"/>
          </table:table-cell>
          <table:table-cell table:style-name="Table4.A1" office:value-type="string">
            <text:p text:style-name="P26"/>
          </table:table-cell>
          <table:table-cell table:style-name="Table4.A1" office:value-type="string">
            <text:p text:style-name="P26"/>
          </table:table-cell>
          <table:table-cell table:style-name="Table4.A1" office:value-type="string">
            <text:p text:style-name="P26"/>
          </table:table-cell>
          <table:table-cell table:style-name="Table4.A1" office:value-type="string">
            <text:p text:style-name="P26"/>
          </table:table-cell>
        </table:table-row>
        <table:table-row table:style-name="Table4.1"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6"/>
          </table:table-cell>
          <table:table-cell table:style-name="Table4.A1" office:value-type="string">
            <text:p text:style-name="P26"/>
          </table:table-cell>
          <table:table-cell table:style-name="Table4.A1" office:value-type="string">
            <text:p text:style-name="P26"/>
          </table:table-cell>
          <table:table-cell table:style-name="Table4.A1" office:value-type="string">
            <text:p text:style-name="P26"/>
          </table:table-cell>
          <table:table-cell table:style-name="Table4.A1" office:value-type="string">
            <text:p text:style-name="P26"/>
          </table:table-cell>
        </table:table-row>
        <table:table-row table:style-name="Table4.1"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6"/>
          </table:table-cell>
          <table:table-cell table:style-name="Table4.A1" office:value-type="string">
            <text:p text:style-name="P26"/>
          </table:table-cell>
          <table:table-cell table:style-name="Table4.A1" office:value-type="string">
            <text:p text:style-name="P26"/>
          </table:table-cell>
          <table:table-cell table:style-name="Table4.A1" office:value-type="string">
            <text:p text:style-name="P26"/>
          </table:table-cell>
          <table:table-cell table:style-name="Table4.A1" office:value-type="string">
            <text:p text:style-name="P26"/>
          </table:table-cell>
        </table:table-row>
        <table:table-row table:style-name="Table4.1"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6"/>
          </table:table-cell>
          <table:table-cell table:style-name="Table4.A1" office:value-type="string">
            <text:p text:style-name="P26"/>
          </table:table-cell>
          <table:table-cell table:style-name="Table4.A1" office:value-type="string">
            <text:p text:style-name="P26"/>
          </table:table-cell>
          <table:table-cell table:style-name="Table4.A1" office:value-type="string">
            <text:p text:style-name="P26"/>
          </table:table-cell>
          <table:table-cell table:style-name="Table4.A1" office:value-type="string">
            <text:p text:style-name="P26"/>
          </table:table-cell>
        </table:table-row>
      </table:table>
      <text:p text:style-name="P12"/>
      <text:p text:style-name="P12"><text:span text:style-name="T35">۲ - ۳</text:span>- خلاصه<text:span text:style-name="T16"> </text:span>مقاله<text:span text:style-name="T16"> </text:span>در<text:span text:style-name="T16"> </text:span>مجموعه<text:span text:style-name="T16"> </text:span>مقالات<text:span text:style-name="T16"> </text:span>کنفرانسها<text:span text:style-name="T36">ی</text:span><text:span text:style-name="T16"> </text:span>علم<text:span text:style-name="T36">ی</text:span><text:span text:style-name="T16"> </text:span>معتبر</text:p>
      <text:p text:style-name="P30"><text:span text:style-name="T25"><text:s/></text:span><text:span text:style-name="T28">( تصويرخلاصه</text:span><text:span text:style-name="T29"> <text:s/></text:span><text:span text:style-name="T28">مقاله</text:span><text:span text:style-name="T29"> </text:span><text:span text:style-name="T28">به</text:span><text:span text:style-name="T29"> </text:span><text:span text:style-name="T28">همراه</text:span><text:span text:style-name="T29"> </text:span><text:span text:style-name="T28">تصوير</text:span><text:span text:style-name="T29"> </text:span><text:span text:style-name="T28">صفحه</text:span><text:span text:style-name="T29"> </text:span><text:span text:style-name="T28">اول</text:span><text:span text:style-name="T29"> </text:span><text:span text:style-name="T28">کنفرانس</text:span><text:span text:style-name="T29"> </text:span><text:span text:style-name="T28">پيوست</text:span><text:span text:style-name="T29"> </text:span><text:span text:style-name="T28">شود</text:span><text:span text:style-name="T29"> </text:span><text:span text:style-name="T28">) </text:span><text:span text:style-name="T22"><text:s/></text:span></text:p>
      <text:p text:style-name="P1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15">رديف</text:p>
          </table:table-cell>
          <table:table-cell table:style-name="Table5.A1" office:value-type="string">
            <text:p text:style-name="P15">عنوان<text:span text:style-name="T16"> </text:span>مقاله</text:p>
          </table:table-cell>
          <table:table-cell table:style-name="Table5.A1" office:value-type="string">
            <text:p text:style-name="P15">نام<text:span text:style-name="T16"> </text:span>نويسندگان<text:span text:style-name="T16"> </text:span>به<text:span text:style-name="T16"> </text:span>ترتيب</text:p>
          </table:table-cell>
          <table:table-cell table:style-name="Table5.A1" office:value-type="string">
            <text:p text:style-name="P15">نام<text:span text:style-name="T16"> </text:span>کامل<text:span text:style-name="T16"> </text:span>کنفرانس</text:p>
            <text:p text:style-name="P15">و<text:span text:style-name="T16"> </text:span>محل<text:span text:style-name="T16"> </text:span>برگزار<text:span text:style-name="T35">ی</text:span></text:p>
          </table:table-cell>
          <table:table-cell table:style-name="Table5.A1" office:value-type="string">
            <text:p text:style-name="P15">تاريخ<text:span text:style-name="T16"> </text:span>انتشار</text:p>
          </table:table-cell>
        </table:table-row>
        <table:table-row table:style-name="Table5.1"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/>
          </table:table-cell>
        </table:table-row>
        <table:table-row table:style-name="Table5.1"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/>
          </table:table-cell>
        </table:table-row>
        <table:table-row table:style-name="Table5.1"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/>
          </table:table-cell>
        </table:table-row>
      </table:table>
      <text:p text:style-name="P27"/>
      <text:p text:style-name="P12">گزارش<text:span text:style-name="T16"> </text:span>علم<text:span text:style-name="T35">ی</text:span>, طرحها<text:span text:style-name="T35">ی</text:span><text:span text:style-name="T16"> </text:span>تحقيقات<text:span text:style-name="T35">ی</text:span><text:span text:style-name="T16"> </text:span>يا<text:span text:style-name="T16"> </text:span>فن<text:span text:style-name="T35">ی</text:span><text:span text:style-name="T16"> </text:span>( تصوير<text:span text:style-name="T16"> </text:span>نامه<text:span text:style-name="T16"> </text:span>تأ<text:span text:style-name="T35">ی</text:span>يديه<text:span text:style-name="T16"> </text:span>اتمام<text:span text:style-name="T16"> </text:span>طرح<text:span text:style-name="T16"> </text:span>پيوست<text:span text:style-name="T16"> </text:span>شود) </text:p>
      <text:p text:style-name="P12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 table:number-columns-repeated="2"/>
        <table:table-row table:style-name="Table6.1">
          <table:table-cell table:style-name="Table6.A1" office:value-type="string">
            <text:p text:style-name="P15">رديف</text:p>
          </table:table-cell>
          <table:table-cell table:style-name="Table6.A1" office:value-type="string">
            <text:p text:style-name="P15">عنوان<text:span text:style-name="T16"> </text:span>طرح</text:p>
          </table:table-cell>
          <table:table-cell table:style-name="Table6.A1" office:value-type="string">
            <text:p text:style-name="P15">تاريخ<text:span text:style-name="T16"> </text:span>شروع</text:p>
          </table:table-cell>
          <table:table-cell table:style-name="Table6.A1" office:value-type="string">
            <text:p text:style-name="P15">تاريخ<text:span text:style-name="T16"> </text:span>پايان</text:p>
          </table:table-cell>
          <table:table-cell table:style-name="Table6.A1" office:value-type="string">
            <text:p text:style-name="P15">سازمان<text:span text:style-name="T16"> </text:span>يا<text:span text:style-name="T16"> </text:span>دستگاه<text:span text:style-name="T16"> </text:span>طرف<text:span text:style-name="T16"> </text:span>قرار<text:span text:style-name="T16"> </text:span>داد</text:p>
          </table:table-cell>
          <table:table-cell table:style-name="Table6.A1" office:value-type="string">
            <text:p text:style-name="P15">نوع<text:span text:style-name="T16"> </text:span>طرح</text:p>
          </table:table-cell>
          <table:table-cell table:style-name="Table6.A1" office:value-type="string">
            <text:p text:style-name="P15">مسئوليت<text:span text:style-name="T16"> </text:span>در<text:span text:style-name="T16"> </text:span>طرح</text:p>
          </table:table-cell>
        </table:table-row>
        <table:table-row table:style-name="Table6.1">
          <table:table-cell table:style-name="Table6.A1" office:value-type="string">
            <text:p text:style-name="P20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</table:table-row>
        <table:table-row table:style-name="Table6.1">
          <table:table-cell table:style-name="Table6.A1" office:value-type="string">
            <text:p text:style-name="P22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</table:table-row>
        <table:table-row table:style-name="Table6.1">
          <table:table-cell table:style-name="Table6.A1" office:value-type="string">
            <text:p text:style-name="P22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  <table:table-cell table:style-name="Table6.A1" office:value-type="string">
            <text:p text:style-name="P25"/>
          </table:table-cell>
        </table:table-row>
      </table:table>
      <text:p text:style-name="P27"/>
      <text:p text:style-name="P27"><text:span text:style-name="T13">طراح</text:span><text:span text:style-name="T14">ی</text:span><text:span text:style-name="T15"> </text:span><text:span text:style-name="T13">و</text:span><text:span text:style-name="T15"> </text:span><text:span text:style-name="T13">راه</text:span><text:span text:style-name="T15"> </text:span><text:span text:style-name="T13">انداز</text:span><text:span text:style-name="T14">ی</text:span><text:span text:style-name="T15"> </text:span><text:span text:style-name="T13">آزمايشگاه</text:span><text:span text:style-name="T15"> </text:span><text:span text:style-name="T13">يا</text:span><text:span text:style-name="T15"> </text:span><text:span text:style-name="T13">کارگاه</text:span><text:span text:style-name="T15"> 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15">رديف</text:p>
          </table:table-cell>
          <table:table-cell table:style-name="Table7.A1" office:value-type="string">
            <text:p text:style-name="P15">نام<text:span text:style-name="T16"> </text:span>کارگاه<text:span text:style-name="T16"> </text:span>يا<text:span text:style-name="T16"> </text:span>آزمايشگاه</text:p>
          </table:table-cell>
          <table:table-cell table:style-name="Table7.A1" office:value-type="string">
            <text:p text:style-name="P15">تاريخ</text:p>
          </table:table-cell>
        </table:table-row>
        <table:table-row table:style-name="Table7.1">
          <table:table-cell table:style-name="Table7.A1" office:value-type="string">
            <text:p text:style-name="P20"/>
          </table:table-cell>
          <table:table-cell table:style-name="Table7.A1" office:value-type="string">
            <text:p text:style-name="P25"/>
          </table:table-cell>
          <table:table-cell table:style-name="Table7.A1" office:value-type="string">
            <text:p text:style-name="P25"/>
          </table:table-cell>
        </table:table-row>
        <table:table-row table:style-name="Table7.1">
          <table:table-cell table:style-name="Table7.A1" office:value-type="string">
            <text:p text:style-name="P22"/>
          </table:table-cell>
          <table:table-cell table:style-name="Table7.A1" office:value-type="string">
            <text:p text:style-name="P25"/>
          </table:table-cell>
          <table:table-cell table:style-name="Table7.A1" office:value-type="string">
            <text:p text:style-name="P25"/>
          </table:table-cell>
        </table:table-row>
        <table:table-row table:style-name="Table7.1">
          <table:table-cell table:style-name="Table7.A1" office:value-type="string">
            <text:p text:style-name="P22"/>
          </table:table-cell>
          <table:table-cell table:style-name="Table7.A1" office:value-type="string">
            <text:p text:style-name="P25"/>
          </table:table-cell>
          <table:table-cell table:style-name="Table7.A1" office:value-type="string">
            <text:p text:style-name="P25"/>
          </table:table-cell>
        </table:table-row>
      </table:table>
      <text:p text:style-name="P27"/>
      <text:p text:style-name="P34"><text:span text:style-name="T18">فعاليتها</text:span><text:span text:style-name="T19">ی</text:span><text:span text:style-name="T27"> </text:span><text:span text:style-name="T18">ديگر</text:span><text:span text:style-name="T27"> </text:span><text:span text:style-name="T18">علم</text:span><text:span text:style-name="T19">ی</text:span><text:span text:style-name="T27"> </text:span><text:span text:style-name="T18">و</text:span><text:span text:style-name="T27"> </text:span><text:span text:style-name="T18">تحقيقات</text:span><text:span text:style-name="T19">ی</text:span><text:span text:style-name="T27"> </text:span><text:span text:style-name="T18">در</text:span><text:span text:style-name="T27"> </text:span><text:span text:style-name="T18">دوره</text:span><text:span text:style-name="T27"> </text:span><text:span text:style-name="T18">تحصيل</text:span><text:span text:style-name="T19">ی</text:span><text:span text:style-name="T27"> </text:span><text:span text:style-name="T18">فعل</text:span><text:span text:style-name="T19">ی</text:span><text:span text:style-name="T18">: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 Nazanin" svg:font-family="'B Nazanin'" style:font-pitch="variable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F" svg:font-family=""/>
    <style:font-face style:name="IRZar" svg:font-family="IRZar" style:font-pitch="variable"/>
    <style:font-face style:name="Latin Modern Math" svg:font-family="'Latin Modern Math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DejaVu Sans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Document_20_Map" style:display-name="Document Map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0.5in" fo:margin-left="0.6252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درخواست دفاع از رساله دکتری</dc:title>
    <dc:subject/>
    <meta:keyword/>
    <meta:initial-creator>Todd</meta:initial-creator>
    <meta:creation-date>2017-05-29T11:44:00</meta:creation-date>
    <dc:date>2023-09-27T05:13:59.939876514</dc:date>
    <meta:print-date>2009-06-07T09:16:00</meta:print-date>
    <meta:editing-cycles>9</meta:editing-cycles>
    <meta:generator>LibreOffice/7.3.7.2$Linux_X86_64 LibreOffice_project/30$Build-2</meta:generator>
    <meta:editing-duration>PT58M14S</meta:editing-duration>
    <meta:document-statistic meta:table-count="7" meta:image-count="0" meta:object-count="0" meta:page-count="3" meta:paragraph-count="85" meta:word-count="458" meta:character-count="2723" meta:non-whitespace-character-count="2118"/>
    <meta:user-defined meta:name="PublishingExpirationDate"/>
    <meta:user-defined meta:name="PublishingStartDate"/>
    <meta:user-defined meta:name="_dlc_DocId">5VXMWDDNTVKU-521-219</meta:user-defined>
    <meta:user-defined meta:name="_dlc_DocIdItemGuid">06662826-d6bd-442e-b01c-40df63cc7ae3</meta:user-defined>
    <meta:user-defined meta:name="_dlc_DocIdUrl" meta:value-type="string">http://www.sbu.ac.ir/Res/LAPRI/_layouts/DocIdRedir.aspx?ID=5VXMWDDNTVKU-521-219, 5VXMWDDNTVKU-521-219</meta:user-defined>
  </office:meta>
</office:document-meta>
</file>